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48f3"/>
    </style:style>
    <style:style style:name="P2" style:family="paragraph" style:parent-style-name="Standard">
      <style:text-properties officeooo:paragraph-rsid="000f083d"/>
    </style:style>
    <style:style style:name="T1" style:family="text">
      <style:text-properties officeooo:rsid="001316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安装eclipse(ubuntu软件园里就有,安装过程这里就不作说明了) </text:p>
      <text:p text:style-name="Standard">然后配置 Eclipse </text:p>
      <text:p text:style-name="Standard">用 eclipse 编译 C/C++的插件 </text:p>
      <text:p text:style-name="Standard">sudo apt-get install eclipse-cdt </text:p>
      <text:p text:style-name="Standard"/>
      <text:p text:style-name="Standard">把终端Terminal添加到右键菜单中 </text:p>
      <text:p text:style-name="Standard">sudo apt-get install nautilus-open-terminal </text:p>
      <text:p text:style-name="Standard"/>
      <text:p text:style-name="Standard">安装gcc </text:p>
      <text:p text:style-name="Standard">sudo apt-get install build-essential </text:p>
      <text:p text:style-name="Standard"/>
      <text:p text:style-name="Standard">安装cmake </text:p>
      <text:p text:style-name="Standard">sudo apt-get install cmake </text:p>
      <text:p text:style-name="Standard"/>
      <text:p text:style-name="Standard">安装tbb </text:p>
      <text:p text:style-name="Standard">sudo apt-get install libtbb-dev </text:p>
      <text:p text:style-name="Standard"/>
      <text:p text:style-name="Standard">安装依赖关系</text:p>
      <text:p text:style-name="Standard">sudo apt-get <text:s/>install ruby ruby-dev</text:p>
      <text:p text:style-name="Standard">sudo apt-get <text:s/>install ruby1.9.3 </text:p>
      <text:p text:style-name="Standard">sudo apt-get <text:s/>install libboost-dev libboost-all-dev </text:p>
      <text:p text:style-name="Standard">sudo apt-get <text:s/>install <text:s/>libfreetype6-dev </text:p>
      <text:p text:style-name="Standard">sudo apt-get <text:s/>install <text:s/>libdevil-dev </text:p>
      <text:p text:style-name="Standard">sudo apt-get <text:s/>install <text:s/>freeglut3-dev </text:p>
      <text:p text:style-name="Standard">sudo apt-get <text:s/>install <text:s/>libgl1-mesa-dev </text:p>
      <text:p text:style-name="Standard">sudo apt-get <text:s/>install libglu1-mesa-dev </text:p>
      <text:p text:style-name="Standard">sudo apt-get <text:s/>install libsdl1.2-dev </text:p>
      <text:p text:style-name="Standard"/>
      <text:p text:style-name="Standard">安装svn </text:p>
      <text:p text:style-name="Standard">sudo apt-get install subversion </text:p>
      <text:p text:style-name="Standard"/>
      <text:p text:style-name="Standard">安装多线程的ODE </text:p>
      <text:p text:style-name="Standard">./configure --enable-shared --enable-malloc LIBS=-lX11 </text:p>
      <text:p text:style-name="Standard">make</text:p>
      <text:p text:style-name="Standard">sudo make install</text:p>
      <text:p text:style-name="Standard"/>
      <text:p text:style-name="Standard">然后从svn上check最新的server源代码 </text:p>
      <text:p text:style-name="Standard">svn co https://simspark.svn.sourceforge.net/svnroot/simspark/trunk </text:p>
      <text:p text:style-name="Standard">simspark </text:p>
      <text:p text:style-name="Standard">安装过程和官方wiki上介绍的一样</text:p>
      <text:p text:style-name="Standard">cd simspark/spark </text:p>
      <text:p text:style-name="Standard">cmake .. </text:p>
      <text:p text:style-name="Standard">make </text:p>
      <text:p text:style-name="Standard">sudo make install </text:p>
      <text:p text:style-name="Standard"/>
      <text:p text:style-name="Standard">cd ../../rcssserver3d </text:p>
      <text:p text:style-name="Standard">cmake ..</text:p>
      <text:p text:style-name="Standard">make</text:p>
      <text:p text:style-name="Standard">make install</text:p>
      <text:p text:style-name="Standard"/>
      <text:p text:style-name="Standard">roboviz</text:p>
      <text:p text:style-name="Standard">cd <text:span text:style-name="T1">Roboviz-master</text:span>/scripts <text:s text:c="2"/></text:p>
      <text:p text:style-name="Standard"><text:soft-page-break/>./bash_build.sh</text:p>
      <text:p text:style-name="Standard">./build-linux64.sh (64位)</text:p>
      <text:p text:style-name="P1">./build-linux32.sh (32位)</text:p>
      <text:p text:style-name="Standard"/>
      <text:p text:style-name="Standard"/>
      <text:p text:style-name="Standard">使用如下命令启动server </text:p>
      <text:p text:style-name="Standard">rcsoccersim3d </text:p>
      <text:p text:style-name="Standard"/>
      <text:p text:style-name="Standard">修改config.txt文件 localhost改为127.0.0.1</text:p>
      <text:p text:style-name="P2">cd <text:span text:style-name="T1">Roboviz-master</text:span>/bin/linux-i586/</text:p>
      <text:p text:style-name="P2">./roboviz.sh</text:p>
      <text:p text:style-name="Standard"/>
      <text:p text:style-name="Standard">安装完成后,运行命令:rcsoccersim3d,如果发生错误,则还需 </text:p>
      <text:p text:style-name="Standard">要建立ode的符号链接才能正常运行server </text:p>
      <text:p text:style-name="Standard"/>
      <text:p text:style-name="Standard">mkdir -p /usr/local/share/simspark/Contents/plugins/ </text:p>
      <text:p text:style-name="Standard"/>
      <text:p text:style-name="Standard">ln -s /usr/local/lib/simspark/o </text:p>
      <text:p text:style-name="Standard">deimps.so/usr/local/share/simspark/Contents/plugins/(这里 </text:p>
      <text:p text:style-name="Standard">没有分行,而是一个目录) </text:p>
      <text:p text:style-name="Standard"/>
      <text:p text:style-name="Standard">ln -s /usr/local/lib/libode.so.1 /usr/lib/ </text:p>
      <text:p text:style-name="Standard"/>
      <text:p text:style-name="Standard">使用如下命令启动server </text:p>
      <text:p text:style-name="Standard">rcsoccersim3d </text:p>
      <text:p text:style-name="Standard">Written by i.V.E(ccy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vo </meta:initial-creator>
    <meta:creation-date>2014-10-22T15:54:10</meta:creation-date>
    <dc:date>2015-10-31T16:57:43.950388666</dc:date>
    <meta:editing-duration>PT22M52S</meta:editing-duration>
    <meta:editing-cycles>8</meta:editing-cycles>
    <meta:generator>LibreOffice/4.2.4.2$Linux_x86 LibreOffice_project/420m0$Build-2</meta:generator>
    <meta:document-statistic meta:table-count="0" meta:image-count="0" meta:object-count="0" meta:page-count="2" meta:paragraph-count="60" meta:word-count="300" meta:character-count="1490" meta:non-whitespace-character-count="1351"/>
  </office:meta>
</office:document-meta>
</file>